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rebuchet MS" style:font-name-asian="Trebuchet MS" style:font-name-complex="Trebuchet MS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  <style:text-properties style:font-name="Trebuchet MS" style:font-name-asian="Trebuchet MS" style:font-name-complex="Trebuchet MS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/>
      <style:text-properties style:font-name="Trebuchet MS" style:font-name-asian="Trebuchet MS" style:font-name-complex="Trebuchet MS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rebuchet MS" style:font-name-asian="Trebuchet MS" style:font-name-complex="Trebuchet MS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Trebuchet MS" style:font-name-asian="Trebuchet MS" style:font-name-complex="Trebuchet MS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rebuchet MS" style:font-name-asian="Trebuchet MS" style:font-name-complex="Trebuchet MS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rebuchet MS" style:font-name-asian="Trebuchet MS" style:font-name-complex="Trebuchet MS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Trebuchet MS" style:font-name-asian="Trebuchet MS" style:font-name-complex="Trebuchet MS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Trebuchet MS" style:font-name-asian="Trebuchet MS" style:font-name-complex="Trebuchet MS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none"/>
      <style:text-properties style:font-name="Trebuchet MS" style:font-name-asian="Trebuchet MS" style:font-name-complex="Trebuchet MS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style:font-name="Trebuchet MS" style:font-name-asian="Trebuchet MS" style:font-name-complex="Trebuchet MS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fo:background-color="#B4C6E7"/>
      <style:text-properties style:font-name="Trebuchet MS" style:font-name-asian="Trebuchet MS" style:font-name-complex="Trebuchet MS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fo:background-color="#B4C6E7"/>
      <style:text-properties style:font-name="Trebuchet MS" style:font-name-asian="Trebuchet MS" style:font-name-complex="Trebuchet MS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none" fo:background-color="#B4C6E7"/>
      <style:text-properties style:font-name="Trebuchet MS" style:font-name-asian="Trebuchet MS" style:font-name-complex="Trebuchet MS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B4C6E7"/>
      <style:text-properties style:font-name="Trebuchet MS" style:font-name-asian="Trebuchet MS" style:font-name-complex="Trebuchet MS"/>
    </style:style>
    <style:style style:name="ce17" style:family="table-cell" style:parent-style-name="Default" style:data-style-name="N0">
      <style:table-cell-properties fo:border-top="none" fo:border-bottom="none" fo:border-left="2pt solid #000000" fo:border-right="thin solid #000000" fo:background-color="#B4C6E7"/>
      <style:text-properties style:font-name="Trebuchet MS" style:font-name-asian="Trebuchet MS" style:font-name-complex="Trebuchet MS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thin solid #000000" fo:background-color="#B4C6E7"/>
      <style:text-properties style:font-name="Trebuchet MS" style:font-name-asian="Trebuchet MS" style:font-name-complex="Trebuchet MS"/>
    </style:style>
    <style:style style:name="ce19" style:family="table-cell" style:parent-style-name="Default" style:data-style-name="N0">
      <style:table-cell-properties fo:border="2pt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Trebuchet MS" style:font-name-asian="Trebuchet MS" style:font-name-complex="Trebuchet MS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B4C6E7"/>
      <style:text-properties style:font-name="Trebuchet MS" style:font-name-asian="Trebuchet MS" style:font-name-complex="Trebuchet MS"/>
    </style:style>
    <style:style style:name="ce23" style:family="table-cell" style:parent-style-name="Default" style:data-style-name="N0">
      <style:table-cell-properties fo:background-color="#B4C6E7"/>
      <style:text-properties style:font-name="Trebuchet MS" style:font-name-asian="Trebuchet MS" style:font-name-complex="Trebuchet MS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fo:background-color="#B4C6E7"/>
      <style:text-properties style:font-name="Trebuchet MS" style:font-name-asian="Trebuchet MS" style:font-name-complex="Trebuchet MS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/>
      <style:text-properties style:font-name="Trebuchet MS" style:font-name-asian="Trebuchet MS" style:font-name-complex="Trebuchet MS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none" fo:border-right="none" fo:background-color="#B4C6E7"/>
      <style:text-properties style:font-name="Trebuchet MS" style:font-name-asian="Trebuchet MS" style:font-name-complex="Trebuchet MS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style:font-name="Trebuchet MS" style:font-name-asian="Trebuchet MS" style:font-name-complex="Trebuchet MS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4.10104166666667cm"/>
    </style:style>
    <style:style style:name="co18" style:family="table-column">
      <style:table-column-properties fo:break-before="auto" style:column-width="4.18041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" table:number-columns-repeated="16344" table:default-cell-style-name="ce1"/>
        <table:table-row table:style-name="ro1">
          <table:table-cell table:style-name="ce19"/>
          <table:table-cell office:value-type="string" table:style-name="ce20">
            <text:p>Residuary resistance</text:p>
          </table:table-cell>
          <table:table-cell table:style-name="ce21"/>
          <table:table-cell office:value-type="string" table:style-name="ce20">
            <text:p>Frictional Resistance</text:p>
          </table:table-cell>
          <table:table-cell table:style-name="ce21"/>
          <table:table-cell table:number-columns-repeated="4" table:style-name="ce2"/>
          <table:table-cell table:style-name="ce19"/>
          <table:table-cell office:value-type="string" table:style-name="ce20">
            <text:p>Residuary Res. Keel</text:p>
          </table:table-cell>
          <table:table-cell table:style-name="ce21"/>
          <table:table-cell office:value-type="string" table:style-name="ce20">
            <text:p>Viscous Res keel</text:p>
          </table:table-cell>
          <table:table-cell table:style-name="ce21"/>
          <table:table-cell office:value-type="string" table:style-name="ce20">
            <text:p>Viscous Res bulb</text:p>
          </table:table-cell>
          <table:table-cell table:style-name="ce21"/>
          <table:table-cell office:value-type="string" table:style-name="ce20">
            <text:p>Viscous Res rudder</text:p>
          </table:table-cell>
          <table:table-cell table:style-name="ce21"/>
          <table:table-cell table:number-columns-repeated="4" table:style-name="ce1"/>
          <table:table-cell table:style-name="ce19"/>
          <table:table-cell office:value-type="string" table:style-name="ce20">
            <text:p>Induced drag</text:p>
          </table:table-cell>
          <table:table-cell table:style-name="ce21"/>
          <table:table-cell office:value-type="string" table:style-name="ce20">
            <text:p>Keel Side Force</text:p>
          </table:table-cell>
          <table:table-cell table:style-name="ce21"/>
          <table:table-cell table:style-name="ce1"/>
          <table:table-cell table:style-name="ce9"/>
          <table:table-cell office:value-type="string" table:style-name="ce20">
            <text:p>10 degrees</text:p>
          </table:table-cell>
          <table:table-cell table:style-name="ce21"/>
          <table:table-cell office:value-type="string" table:style-name="ce20">
            <text:p>20 degrees</text:p>
          </table:table-cell>
          <table:table-cell table:style-name="ce21"/>
          <table:table-cell office:value-type="string" table:style-name="ce25">
            <text:p>30 degrees</text:p>
          </table:table-cell>
          <table:table-cell table:style-name="ce21"/>
          <table:table-cell table:number-columns-repeated="2" table:style-name="ce1"/>
          <table:table-cell table:style-name="ce10"/>
          <table:table-cell office:value-type="string" table:style-name="ce26">
            <text:p>Developed artifact</text:p>
          </table:table-cell>
          <table:table-cell office:value-type="string" table:style-name="ce27">
            <text:p>Excel</text:p>
          </table:table-cell>
          <table:table-cell table:number-columns-repeated="16344"/>
        </table:table-row>
        <table:table-row table:style-name="ro2">
          <table:table-cell office:value-type="string" table:style-name="ce10">
            <text:p>Speed</text:p>
          </table:table-cell>
          <table:table-cell office:value-type="string" table:style-name="ce16">
            <text:p>Developed artifact</text:p>
          </table:table-cell>
          <table:table-cell office:value-type="string" table:style-name="ce12">
            <text:p>Excel</text:p>
          </table:table-cell>
          <table:table-cell office:value-type="string" table:style-name="ce16">
            <text:p>Developed artifact</text:p>
          </table:table-cell>
          <table:table-cell office:value-type="string" table:style-name="ce12">
            <text:p>Excel</text:p>
          </table:table-cell>
          <table:table-cell table:number-columns-repeated="4" table:style-name="ce2"/>
          <table:table-cell office:value-type="string" table:style-name="ce10">
            <text:p>Speed</text:p>
          </table:table-cell>
          <table:table-cell office:value-type="string" table:style-name="ce16">
            <text:p>D.a.</text:p>
          </table:table-cell>
          <table:table-cell office:value-type="string" table:style-name="ce12">
            <text:p>Excel</text:p>
          </table:table-cell>
          <table:table-cell office:value-type="string" table:style-name="ce16">
            <text:p>D.a.</text:p>
          </table:table-cell>
          <table:table-cell office:value-type="string" table:style-name="ce12">
            <text:p>Excel</text:p>
          </table:table-cell>
          <table:table-cell office:value-type="string" table:style-name="ce16">
            <text:p>D.a.</text:p>
          </table:table-cell>
          <table:table-cell office:value-type="string" table:style-name="ce12">
            <text:p>Excel</text:p>
          </table:table-cell>
          <table:table-cell office:value-type="string" table:style-name="ce16">
            <text:p>D.a.</text:p>
          </table:table-cell>
          <table:table-cell office:value-type="string" table:style-name="ce12">
            <text:p>Excel</text:p>
          </table:table-cell>
          <table:table-cell table:number-columns-repeated="4" table:style-name="ce1"/>
          <table:table-cell office:value-type="string" table:style-name="ce10">
            <text:p>Speed</text:p>
          </table:table-cell>
          <table:table-cell office:value-type="string" table:style-name="ce16">
            <text:p>Developed artifact</text:p>
          </table:table-cell>
          <table:table-cell office:value-type="string" table:style-name="ce12">
            <text:p>Excel</text:p>
          </table:table-cell>
          <table:table-cell office:value-type="string" table:style-name="ce16">
            <text:p>Developed artifact</text:p>
          </table:table-cell>
          <table:table-cell office:value-type="string" table:style-name="ce12">
            <text:p>Excel</text:p>
          </table:table-cell>
          <table:table-cell table:style-name="ce1"/>
          <table:table-cell office:value-type="string" table:style-name="ce11">
            <text:p>Speed</text:p>
          </table:table-cell>
          <table:table-cell office:value-type="string" table:style-name="ce15">
            <text:p>D.a</text:p>
          </table:table-cell>
          <table:table-cell office:value-type="string" table:style-name="ce12">
            <text:p>Excel</text:p>
          </table:table-cell>
          <table:table-cell office:value-type="string" table:style-name="ce15">
            <text:p>D.a</text:p>
          </table:table-cell>
          <table:table-cell office:value-type="string" table:style-name="ce12">
            <text:p>Excel</text:p>
          </table:table-cell>
          <table:table-cell office:value-type="string" table:style-name="ce22">
            <text:p>D.a</text:p>
          </table:table-cell>
          <table:table-cell office:value-type="string" table:style-name="ce12">
            <text:p>Excel</text:p>
          </table:table-cell>
          <table:table-cell table:number-columns-repeated="2" table:style-name="ce1"/>
          <table:table-cell office:value-type="string" table:style-name="ce7">
            <text:p>Lift Coeficient</text:p>
          </table:table-cell>
          <table:table-cell office:value-type="float" office:value="0.87001685419246699" table:style-name="ce23">
            <text:p>0.870016854</text:p>
          </table:table-cell>
          <table:table-cell office:value-type="float" office:value="0.8999999999999998" table:style-name="ce4">
            <text:p>0.9</text:p>
          </table:table-cell>
          <table:table-cell table:number-columns-repeated="16344"/>
        </table:table-row>
        <table:table-row table:style-name="ro2">
          <table:table-cell office:value-type="float" office:value="0.1" table:style-name="ce7">
            <text:p>0.1</text:p>
          </table:table-cell>
          <table:table-cell office:value-type="float" office:value="-23.188361159084501" table:style-name="ce17">
            <text:p>-23.18836116</text:p>
          </table:table-cell>
          <table:table-cell office:value-type="float" office:value="-20.683528092145629" table:style-name="ce4">
            <text:p>-20.68352809</text:p>
          </table:table-cell>
          <table:table-cell office:value-type="float" office:value="100.102395704576" table:style-name="ce17">
            <text:p>100.1023957</text:p>
          </table:table-cell>
          <table:table-cell office:value-type="float" office:value="95.61634460412715" table:style-name="ce4">
            <text:p>95.6163446</text:p>
          </table:table-cell>
          <table:table-cell table:number-columns-repeated="4" table:style-name="ce2"/>
          <table:table-cell office:value-type="float" office:value="0.1" table:style-name="ce7">
            <text:p>0.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580418550866099" table:style-name="ce17">
            <text:p>34.58041855</text:p>
          </table:table-cell>
          <table:table-cell office:value-type="float" office:value="34.620965170943954" table:style-name="ce4">
            <text:p>34.62096517</text:p>
          </table:table-cell>
          <table:table-cell office:value-type="float" office:value="16.884519079528001" table:style-name="ce17">
            <text:p>16.88451908</text:p>
          </table:table-cell>
          <table:table-cell office:value-type="float" office:value="16.884519079528076" table:style-name="ce4">
            <text:p>16.88451908</text:p>
          </table:table-cell>
          <table:table-cell office:value-type="float" office:value="18.457839575250301" table:style-name="ce17">
            <text:p>18.45783958</text:p>
          </table:table-cell>
          <table:table-cell office:value-type="float" office:value="18.458044472543541" table:style-name="ce4">
            <text:p>18.45804447</text:p>
          </table:table-cell>
          <table:table-cell table:number-columns-repeated="4" table:style-name="ce1"/>
          <table:table-cell office:value-type="float" office:value="0.1" table:style-name="ce7">
            <text:p>0.1</text:p>
          </table:table-cell>
          <table:table-cell office:value-type="float" office:value="72.485374751442706" table:style-name="ce17">
            <text:p>72.48537475</text:p>
          </table:table-cell>
          <table:table-cell office:value-type="float" office:value="97.530610706950227" table:style-name="ce4">
            <text:p>97.53061071</text:p>
          </table:table-cell>
          <table:table-cell office:value-type="float" office:value="1380.7762600271999" table:style-name="ce17">
            <text:p>1380.77626</text:p>
          </table:table-cell>
          <table:table-cell office:value-type="float" office:value="1402.7331496929753" table:style-name="ce4">
            <text:p>1402.73315</text:p>
          </table:table-cell>
          <table:table-cell table:style-name="ce1"/>
          <table:table-cell office:value-type="float" office:value="0.1" table:style-name="ce3">
            <text:p>0.1</text:p>
          </table:table-cell>
          <table:table-cell office:value-type="float" office:value="1264.6971376270001" table:style-name="ce13">
            <text:p>1264.697138</text:p>
          </table:table-cell>
          <table:table-cell office:value-type="float" office:value="1273.376509832734" table:style-name="ce4">
            <text:p>1273.37651</text:p>
          </table:table-cell>
          <table:table-cell office:value-type="float" office:value="970.92203650439296" table:style-name="ce13">
            <text:p>970.9220365</text:p>
          </table:table-cell>
          <table:table-cell office:value-type="float" office:value="1024.7907338180871" table:style-name="ce4">
            <text:p>1024.790734</text:p>
          </table:table-cell>
          <table:table-cell office:value-type="float" office:value="666.61915374094497" table:style-name="ce23">
            <text:p>666.6191537</text:p>
          </table:table-cell>
          <table:table-cell office:value-type="float" office:value="682.91466956573083" table:style-name="ce4">
            <text:p>682.9146696</text:p>
          </table:table-cell>
          <table:table-cell table:number-columns-repeated="2" table:style-name="ce1"/>
          <table:table-cell office:value-type="string" table:style-name="ce7">
            <text:p>Viscous Drag</text:p>
          </table:table-cell>
          <table:table-cell office:value-type="float" office:value="0.02" table:style-name="ce23">
            <text:p>0.02</text:p>
          </table:table-cell>
          <table:table-cell office:value-type="float" office:value="0.05" table:style-name="ce4">
            <text:p>0.05</text:p>
          </table:table-cell>
          <table:table-cell table:number-columns-repeated="16344"/>
        </table:table-row>
        <table:table-row table:style-name="ro2">
          <table:table-cell office:value-type="float" office:value="0.15" table:style-name="ce7">
            <text:p>0.15</text:p>
          </table:table-cell>
          <table:table-cell office:value-type="float" office:value="-1.67248012873379" table:style-name="ce17">
            <text:p>-1.672480129</text:p>
          </table:table-cell>
          <table:table-cell office:value-type="float" office:value="-0.23475196772008716" table:style-name="ce4">
            <text:p>-0.234751968</text:p>
          </table:table-cell>
          <table:table-cell office:value-type="float" office:value="210.249660076868" table:style-name="ce17">
            <text:p>210.2496601</text:p>
          </table:table-cell>
          <table:table-cell office:value-type="float" office:value="200.82740087599447" table:style-name="ce4">
            <text:p>200.8274009</text:p>
          </table:table-cell>
          <table:table-cell table:number-columns-repeated="4" table:style-name="ce2"/>
          <table:table-cell office:value-type="float" office:value="0.15" table:style-name="ce7">
            <text:p>0.1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857496772457495" table:style-name="ce17">
            <text:p>71.85749677</text:p>
          </table:table-cell>
          <table:table-cell office:value-type="float" office:value="71.942676320400054" table:style-name="ce4">
            <text:p>71.94267632</text:p>
          </table:table-cell>
          <table:table-cell office:value-type="float" office:value="35.158709480361097" table:style-name="ce17">
            <text:p>35.15870948</text:p>
          </table:table-cell>
          <table:table-cell office:value-type="float" office:value="35.158709480361161" table:style-name="ce4">
            <text:p>35.15870948</text:p>
          </table:table-cell>
          <table:table-cell office:value-type="float" office:value="38.150484441680597" table:style-name="ce17">
            <text:p>38.15048444</text:p>
          </table:table-cell>
          <table:table-cell office:value-type="float" office:value="38.150908003282062" table:style-name="ce4">
            <text:p>38.150908</text:p>
          </table:table-cell>
          <table:table-cell table:number-columns-repeated="4" table:style-name="ce1"/>
          <table:table-cell office:value-type="float" office:value="0.15" table:style-name="ce7">
            <text:p>0.15</text:p>
          </table:table-cell>
          <table:table-cell office:value-type="float" office:value="173.812148716743" table:style-name="ce17">
            <text:p>173.8121487</text:p>
          </table:table-cell>
          <table:table-cell office:value-type="float" office:value="219.44387409063796" table:style-name="ce4">
            <text:p>219.4438741</text:p>
          </table:table-cell>
          <table:table-cell office:value-type="float" office:value="3106.7465850612102" table:style-name="ce17">
            <text:p>3106.746585</text:p>
          </table:table-cell>
          <table:table-cell office:value-type="float" office:value="3156.1495868091934" table:style-name="ce4">
            <text:p>3156.149587</text:p>
          </table:table-cell>
          <table:table-cell table:style-name="ce1"/>
          <table:table-cell office:value-type="float" office:value="0.15" table:style-name="ce3">
            <text:p>0.15</text:p>
          </table:table-cell>
          <table:table-cell office:value-type="float" office:value="2845.56855966076" table:style-name="ce13">
            <text:p>2845.56856</text:p>
          </table:table-cell>
          <table:table-cell office:value-type="float" office:value="2865.0971471236512" table:style-name="ce4">
            <text:p>2865.097147</text:p>
          </table:table-cell>
          <table:table-cell office:value-type="float" office:value="2184.5745821348801" table:style-name="ce13">
            <text:p>2184.574582</text:p>
          </table:table-cell>
          <table:table-cell office:value-type="float" office:value="2305.7791510906959" table:style-name="ce4">
            <text:p>2305.779151</text:p>
          </table:table-cell>
          <table:table-cell office:value-type="float" office:value="1499.89309591712" table:style-name="ce23">
            <text:p>1499.893096</text:p>
          </table:table-cell>
          <table:table-cell office:value-type="float" office:value="1536.5580065228942" table:style-name="ce4">
            <text:p>1536.558007</text:p>
          </table:table-cell>
          <table:table-cell table:number-columns-repeated="2" table:style-name="ce1"/>
          <table:table-cell office:value-type="string" table:style-name="ce7">
            <text:p>Induced Drag</text:p>
          </table:table-cell>
          <table:table-cell office:value-type="float" office:value="5.7722316563002897E-2" table:style-name="ce23">
            <text:p>0.057722317</text:p>
          </table:table-cell>
          <table:table-cell office:value-type="float" office:value="6.1757100379617763E-2" table:style-name="ce4">
            <text:p>0.0617571</text:p>
          </table:table-cell>
          <table:table-cell table:number-columns-repeated="16344"/>
        </table:table-row>
        <table:table-row table:style-name="ro2">
          <table:table-cell office:value-type="float" office:value="0.2" table:style-name="ce7">
            <text:p>0.2</text:p>
          </table:table-cell>
          <table:table-cell office:value-type="float" office:value="67.738174127895405" table:style-name="ce17">
            <text:p>67.73817413</text:p>
          </table:table-cell>
          <table:table-cell office:value-type="float" office:value="61.627046394235151" table:style-name="ce4">
            <text:p>61.62704639</text:p>
          </table:table-cell>
          <table:table-cell office:value-type="float" office:value="356.46043223748501" table:style-name="ce17">
            <text:p>356.4604322</text:p>
          </table:table-cell>
          <table:table-cell office:value-type="float" office:value="340.48579243940435" table:style-name="ce4">
            <text:p>340.4857924</text:p>
          </table:table-cell>
          <table:table-cell table:number-columns-repeated="4" table:style-name="ce2"/>
          <table:table-cell office:value-type="float" office:value="0.2" table:style-name="ce7">
            <text:p>0.2</text:p>
          </table:table-cell>
          <table:table-cell office:value-type="float" office:value="12.459933758268701" table:style-name="ce17">
            <text:p>12.45993376</text:p>
          </table:table-cell>
          <table:table-cell office:value-type="float" office:value="11.743950653097501" table:style-name="ce4">
            <text:p>11.74395065</text:p>
          </table:table-cell>
          <table:table-cell office:value-type="float" office:value="120.962214390536" table:style-name="ce17">
            <text:p>120.9622144</text:p>
          </table:table-cell>
          <table:table-cell office:value-type="float" office:value="121.10663491974668" table:style-name="ce4">
            <text:p>121.1066349</text:p>
          </table:table-cell>
          <table:table-cell office:value-type="float" office:value="59.2665739573632" table:style-name="ce17">
            <text:p>59.26657396</text:p>
          </table:table-cell>
          <table:table-cell office:value-type="float" office:value="59.266573957363228" table:style-name="ce4">
            <text:p>59.26657396</text:p>
          </table:table-cell>
          <table:table-cell office:value-type="float" office:value="63.994117073044599" table:style-name="ce17">
            <text:p>63.99411707</text:p>
          </table:table-cell>
          <table:table-cell office:value-type="float" office:value="63.994827626863142" table:style-name="ce4">
            <text:p>63.99482763</text:p>
          </table:table-cell>
          <table:table-cell table:number-columns-repeated="4" table:style-name="ce1"/>
          <table:table-cell office:value-type="float" office:value="0.2" table:style-name="ce7">
            <text:p>0.2</text:p>
          </table:table-cell>
          <table:table-cell office:value-type="float" office:value="329.99993115748498" table:style-name="ce17">
            <text:p>329.9999312</text:p>
          </table:table-cell>
          <table:table-cell office:value-type="float" office:value="390.12244282780091" table:style-name="ce4">
            <text:p>390.1224428</text:p>
          </table:table-cell>
          <table:table-cell office:value-type="float" office:value="5523.1050401088196" table:style-name="ce17">
            <text:p>5523.10504</text:p>
          </table:table-cell>
          <table:table-cell office:value-type="float" office:value="5610.9325987719012" table:style-name="ce4">
            <text:p>5610.932599</text:p>
          </table:table-cell>
          <table:table-cell table:style-name="ce1"/>
          <table:table-cell office:value-type="float" office:value="0.2" table:style-name="ce3">
            <text:p>0.2</text:p>
          </table:table-cell>
          <table:table-cell office:value-type="float" office:value="5058.7885505080103" table:style-name="ce13">
            <text:p>5058.788551</text:p>
          </table:table-cell>
          <table:table-cell office:value-type="float" office:value="5093.5060393309359" table:style-name="ce4">
            <text:p>5093.506039</text:p>
          </table:table-cell>
          <table:table-cell office:value-type="float" office:value="3883.68814601757" table:style-name="ce13">
            <text:p>3883.688146</text:p>
          </table:table-cell>
          <table:table-cell office:value-type="float" office:value="4099.1629352723485" table:style-name="ce4">
            <text:p>4099.162935</text:p>
          </table:table-cell>
          <table:table-cell office:value-type="float" office:value="2666.4766149637799" table:style-name="ce23">
            <text:p>2666.476615</text:p>
          </table:table-cell>
          <table:table-cell office:value-type="float" office:value="2731.6586782629233" table:style-name="ce4">
            <text:p>2731.658678</text:p>
          </table:table-cell>
          <table:table-cell table:number-columns-repeated="2" table:style-name="ce1"/>
          <table:table-cell office:value-type="string" table:style-name="ce7">
            <text:p>Mast Drag</text:p>
          </table:table-cell>
          <table:table-cell office:value-type="float" office:value="3.8113749188839002E-2" table:style-name="ce23">
            <text:p>0.038113749</text:p>
          </table:table-cell>
          <table:table-cell office:value-type="float" office:value="3.8116552249041979E-2" table:style-name="ce4">
            <text:p>0.038116552</text:p>
          </table:table-cell>
          <table:table-cell table:number-columns-repeated="16344"/>
        </table:table-row>
        <table:table-row table:style-name="ro2">
          <table:table-cell office:value-type="float" office:value="0.25" table:style-name="ce7">
            <text:p>0.25</text:p>
          </table:table-cell>
          <table:table-cell office:value-type="float" office:value="212.492646475214" table:style-name="ce17">
            <text:p>212.4926465</text:p>
          </table:table-cell>
          <table:table-cell office:value-type="float" office:value="191.67411572325778" table:style-name="ce4">
            <text:p>191.6741157</text:p>
          </table:table-cell>
          <table:table-cell office:value-type="float" office:value="537.25626147980404" table:style-name="ce17">
            <text:p>537.2562615</text:p>
          </table:table-cell>
          <table:table-cell office:value-type="float" office:value="513.17932479841249" table:style-name="ce4">
            <text:p>513.1793248</text:p>
          </table:table-cell>
          <table:table-cell table:number-columns-repeated="4" table:style-name="ce2"/>
          <table:table-cell office:value-type="float" office:value="0.25" table:style-name="ce7">
            <text:p>0.25</text:p>
          </table:table-cell>
          <table:table-cell office:value-type="float" office:value="54.860045938205602" table:style-name="ce17">
            <text:p>54.86004594</text:p>
          </table:table-cell>
          <table:table-cell office:value-type="float" office:value="52.280549762236795" table:style-name="ce4">
            <text:p>52.28054976</text:p>
          </table:table-cell>
          <table:table-cell office:value-type="float" office:value="181.35184597669999" table:style-name="ce17">
            <text:p>181.351846</text:p>
          </table:table-cell>
          <table:table-cell office:value-type="float" office:value="181.56951202333508" table:style-name="ce4">
            <text:p>181.569512</text:p>
          </table:table-cell>
          <table:table-cell office:value-type="float" office:value="88.9457897019726" table:style-name="ce17">
            <text:p>88.9457897</text:p>
          </table:table-cell>
          <table:table-cell office:value-type="float" office:value="88.945789701972615" table:style-name="ce4">
            <text:p>88.9457897</text:p>
          </table:table-cell>
          <table:table-cell office:value-type="float" office:value="95.692344620480597" table:style-name="ce17">
            <text:p>95.69234462</text:p>
          </table:table-cell>
          <table:table-cell office:value-type="float" office:value="95.693407206012921" table:style-name="ce4">
            <text:p>95.69340721</text:p>
          </table:table-cell>
          <table:table-cell table:number-columns-repeated="4" table:style-name="ce1"/>
          <table:table-cell office:value-type="float" office:value="0.25" table:style-name="ce7">
            <text:p>0.25</text:p>
          </table:table-cell>
          <table:table-cell office:value-type="float" office:value="551.90072352117602" table:style-name="ce17">
            <text:p>551.9007235</text:p>
          </table:table-cell>
          <table:table-cell office:value-type="float" office:value="609.56631691843904" table:style-name="ce4">
            <text:p>609.5663169</text:p>
          </table:table-cell>
          <table:table-cell office:value-type="float" office:value="8629.8516251700294" table:style-name="ce17">
            <text:p>8629.851625</text:p>
          </table:table-cell>
          <table:table-cell office:value-type="float" office:value="8767.0821855810955" table:style-name="ce4">
            <text:p>8767.082186</text:p>
          </table:table-cell>
          <table:table-cell table:style-name="ce1"/>
          <table:table-cell office:value-type="float" office:value="0.25" table:style-name="ce3">
            <text:p>0.25</text:p>
          </table:table-cell>
          <table:table-cell office:value-type="float" office:value="7904.3571101687803" table:style-name="ce13">
            <text:p>7904.35711</text:p>
          </table:table-cell>
          <table:table-cell office:value-type="float" office:value="7958.6031864545876" table:style-name="ce4">
            <text:p>7958.603186</text:p>
          </table:table-cell>
          <table:table-cell office:value-type="float" office:value="6068.2627281524601" table:style-name="ce13">
            <text:p>6068.262728</text:p>
          </table:table-cell>
          <table:table-cell office:value-type="float" office:value="6404.9420863630439" table:style-name="ce4">
            <text:p>6404.942086</text:p>
          </table:table-cell>
          <table:table-cell office:value-type="float" office:value="4166.3697108809101" table:style-name="ce23">
            <text:p>4166.369711</text:p>
          </table:table-cell>
          <table:table-cell office:value-type="float" office:value="4268.2166847858171" table:style-name="ce4">
            <text:p>4268.216685</text:p>
          </table:table-cell>
          <table:table-cell table:number-columns-repeated="2" table:style-name="ce1"/>
          <table:table-cell office:value-type="string" table:style-name="ce7">
            <text:p>Total Drag Coef.</text:p>
          </table:table-cell>
          <table:table-cell office:value-type="float" office:value="0.11583606575184199" table:style-name="ce23">
            <text:p>0.115836066</text:p>
          </table:table-cell>
          <table:table-cell office:value-type="float" office:value="0.14987365262865973" table:style-name="ce4">
            <text:p>0.149873653</text:p>
          </table:table-cell>
          <table:table-cell table:number-columns-repeated="16344"/>
        </table:table-row>
        <table:table-row table:style-name="ro2">
          <table:table-cell office:value-type="float" office:value="0.3" table:style-name="ce7">
            <text:p>0.3</text:p>
          </table:table-cell>
          <table:table-cell office:value-type="float" office:value="480.56228026584802" table:style-name="ce17">
            <text:p>480.5622803</text:p>
          </table:table-cell>
          <table:table-cell office:value-type="float" office:value="428.50189736966325" table:style-name="ce4">
            <text:p>428.5018974</text:p>
          </table:table-cell>
          <table:table-cell office:value-type="float" office:value="751.55914164590899" table:style-name="ce17">
            <text:p>751.5591416</text:p>
          </table:table-cell>
          <table:table-cell office:value-type="float" office:value="717.87830223439789" table:style-name="ce4">
            <text:p>717.8783022</text:p>
          </table:table-cell>
          <table:table-cell table:number-columns-repeated="4" table:style-name="ce2"/>
          <table:table-cell office:value-type="float" office:value="0.3" table:style-name="ce7">
            <text:p>0.3</text:p>
          </table:table-cell>
          <table:table-cell office:value-type="float" office:value="42.588477494257603" table:style-name="ce17">
            <text:p>42.58847749</text:p>
          </table:table-cell>
          <table:table-cell office:value-type="float" office:value="42.078392211383651" table:style-name="ce4">
            <text:p>42.07839221</text:p>
          </table:table-cell>
          <table:table-cell office:value-type="float" office:value="252.63322715862199" table:style-name="ce17">
            <text:p>252.6332272</text:p>
          </table:table-cell>
          <table:table-cell office:value-type="float" office:value="252.93770313429306" table:style-name="ce4">
            <text:p>252.9377031</text:p>
          </table:table-cell>
          <table:table-cell office:value-type="float" office:value="124.006092845594" table:style-name="ce17">
            <text:p>124.0060928</text:p>
          </table:table-cell>
          <table:table-cell office:value-type="float" office:value="124.00609284559444" table:style-name="ce4">
            <text:p>124.0060928</text:p>
          </table:table-cell>
          <table:table-cell office:value-type="float" office:value="133.03109780762199" table:style-name="ce17">
            <text:p>133.0310978</text:p>
          </table:table-cell>
          <table:table-cell office:value-type="float" office:value="133.03257508913134" table:style-name="ce4">
            <text:p>133.0325751</text:p>
          </table:table-cell>
          <table:table-cell table:number-columns-repeated="4" table:style-name="ce1"/>
          <table:table-cell office:value-type="float" office:value="0.3" table:style-name="ce7">
            <text:p>0.3</text:p>
          </table:table-cell>
          <table:table-cell office:value-type="float" office:value="852.68716667757599" table:style-name="ce17">
            <text:p>852.6871667</text:p>
          </table:table-cell>
          <table:table-cell office:value-type="float" office:value="877.77549636255185" table:style-name="ce4">
            <text:p>877.7754964</text:p>
          </table:table-cell>
          <table:table-cell office:value-type="float" office:value="12426.986340244801" table:style-name="ce17">
            <text:p>12426.98634</text:p>
          </table:table-cell>
          <table:table-cell office:value-type="float" office:value="12624.598347236773" table:style-name="ce4">
            <text:p>12624.59835</text:p>
          </table:table-cell>
          <table:table-cell table:style-name="ce1"/>
          <table:table-cell office:value-type="float" office:value="0.3" table:style-name="ce3">
            <text:p>0.3</text:p>
          </table:table-cell>
          <table:table-cell office:value-type="float" office:value="11382.274238643" table:style-name="ce13">
            <text:p>11382.27424</text:p>
          </table:table-cell>
          <table:table-cell office:value-type="float" office:value="11460.388588494605" table:style-name="ce4">
            <text:p>11460.38859</text:p>
          </table:table-cell>
          <table:table-cell office:value-type="float" office:value="8738.2983285395403" table:style-name="ce13">
            <text:p>8738.298329</text:p>
          </table:table-cell>
          <table:table-cell office:value-type="float" office:value="9223.1166043627836" table:style-name="ce4">
            <text:p>9223.116604</text:p>
          </table:table-cell>
          <table:table-cell office:value-type="float" office:value="5999.5723836685002" table:style-name="ce23">
            <text:p>5999.572384</text:p>
          </table:table-cell>
          <table:table-cell office:value-type="float" office:value="6146.2320260915767" table:style-name="ce4">
            <text:p>6146.232026</text:p>
          </table:table-cell>
          <table:table-cell table:number-columns-repeated="2" table:style-name="ce1"/>
          <table:table-cell office:value-type="string" table:style-name="ce7">
            <text:p>Apparent Wind Speed</text:p>
          </table:table-cell>
          <table:table-cell office:value-type="float" office:value="22.3409853052394" table:style-name="ce23">
            <text:p>22.34098531</text:p>
          </table:table-cell>
          <table:table-cell office:value-type="float" office:value="22.340985305239425" table:style-name="ce4">
            <text:p>22.34098531</text:p>
          </table:table-cell>
          <table:table-cell table:number-columns-repeated="16344"/>
        </table:table-row>
        <table:table-row table:style-name="ro2">
          <table:table-cell office:value-type="float" office:value="0.35" table:style-name="ce7">
            <text:p>0.35</text:p>
          </table:table-cell>
          <table:table-cell office:value-type="float" office:value="1116.57401140617" table:style-name="ce17">
            <text:p>1116.574011</text:p>
          </table:table-cell>
          <table:table-cell office:value-type="float" office:value="980.17237457909505" table:style-name="ce4">
            <text:p>980.1723746</text:p>
          </table:table-cell>
          <table:table-cell office:value-type="float" office:value="998.52778881592894" table:style-name="ce17">
            <text:p>998.5277888</text:p>
          </table:table-cell>
          <table:table-cell office:value-type="float" office:value="953.77914264899118" table:style-name="ce4">
            <text:p>953.7791426</text:p>
          </table:table-cell>
          <table:table-cell table:number-columns-repeated="4" table:style-name="ce2"/>
          <table:table-cell office:value-type="float" office:value="0.35" table:style-name="ce7">
            <text:p>0.35</text:p>
          </table:table-cell>
          <table:table-cell office:value-type="float" office:value="107.99451700934399" table:style-name="ce17">
            <text:p>107.994517</text:p>
          </table:table-cell>
          <table:table-cell office:value-type="float" office:value="110.59695218990426" table:style-name="ce4">
            <text:p>110.5969522</text:p>
          </table:table-cell>
          <table:table-cell office:value-type="float" office:value="334.50103538663001" table:style-name="ce17">
            <text:p>334.5010354</text:p>
          </table:table-cell>
          <table:table-cell office:value-type="float" office:value="334.9055421943483" table:style-name="ce4">
            <text:p>334.9055422</text:p>
          </table:table-cell>
          <table:table-cell office:value-type="float" office:value="164.29959311721899" table:style-name="ce17">
            <text:p>164.2995931</text:p>
          </table:table-cell>
          <table:table-cell office:value-type="float" office:value="164.29959311721908" table:style-name="ce4">
            <text:p>164.2995931</text:p>
          </table:table-cell>
          <table:table-cell office:value-type="float" office:value="175.84451385620699" table:style-name="ce17">
            <text:p>175.8445139</text:p>
          </table:table-cell>
          <table:table-cell office:value-type="float" office:value="175.84646665749472" table:style-name="ce4">
            <text:p>175.8464667</text:p>
          </table:table-cell>
          <table:table-cell table:number-columns-repeated="4" table:style-name="ce1"/>
          <table:table-cell office:value-type="float" office:value="0.35" table:style-name="ce7">
            <text:p>0.35</text:p>
          </table:table-cell>
          <table:table-cell office:value-type="float" office:value="1248.43111277296" table:style-name="ce17">
            <text:p>1248.431113</text:p>
          </table:table-cell>
          <table:table-cell office:value-type="float" office:value="1194.7499811601404" table:style-name="ce4">
            <text:p>1194.749981</text:p>
          </table:table-cell>
          <table:table-cell office:value-type="float" office:value="16914.509185333201" table:style-name="ce17">
            <text:p>16914.50919</text:p>
          </table:table-cell>
          <table:table-cell office:value-type="float" office:value="17183.481083738945" table:style-name="ce4">
            <text:p>17183.48108</text:p>
          </table:table-cell>
          <table:table-cell table:style-name="ce1"/>
          <table:table-cell office:value-type="float" office:value="0.35" table:style-name="ce3">
            <text:p>0.35</text:p>
          </table:table-cell>
          <table:table-cell office:value-type="float" office:value="15492.539935930799" table:style-name="ce13">
            <text:p>15492.53994</text:p>
          </table:table-cell>
          <table:table-cell office:value-type="float" office:value="15598.862245450988" table:style-name="ce4">
            <text:p>15598.86225</text:p>
          </table:table-cell>
          <table:table-cell office:value-type="float" office:value="11893.7949471788" table:style-name="ce13">
            <text:p>11893.79495</text:p>
          </table:table-cell>
          <table:table-cell office:value-type="float" office:value="12553.686489271564" table:style-name="ce4">
            <text:p>12553.68649</text:p>
          </table:table-cell>
          <table:table-cell office:value-type="float" office:value="8166.0846333265799" table:style-name="ce23">
            <text:p>8166.084633</text:p>
          </table:table-cell>
          <table:table-cell office:value-type="float" office:value="8365.7047021802009" table:style-name="ce4">
            <text:p>8365.704702</text:p>
          </table:table-cell>
          <table:table-cell table:number-columns-repeated="2" table:style-name="ce1"/>
          <table:table-cell office:value-type="string" table:style-name="ce7">
            <text:p>Apparent Wind Angle</text:p>
          </table:table-cell>
          <table:table-cell office:value-type="float" office:value="30.425026241402517" table:formula="of:=0.531016882918149*180/PI()" table:style-name="ce23">
            <text:p>30.42502624</text:p>
          </table:table-cell>
          <table:table-cell office:value-type="float" office:value="30.425026241402566" table:style-name="ce4">
            <text:p>30.42502624</text:p>
          </table:table-cell>
          <table:table-cell table:number-columns-repeated="16344"/>
        </table:table-row>
        <table:table-row table:style-name="ro2">
          <table:table-cell office:value-type="float" office:value="0.4" table:style-name="ce7">
            <text:p>0.4</text:p>
          </table:table-cell>
          <table:table-cell office:value-type="float" office:value="3037.2481361087498" table:style-name="ce17">
            <text:p>3037.248136</text:p>
          </table:table-cell>
          <table:table-cell office:value-type="float" office:value="2536.4942303663706" table:style-name="ce4">
            <text:p>2536.49423</text:p>
          </table:table-cell>
          <table:table-cell office:value-type="float" office:value="1277.4764711410101" table:style-name="ce17">
            <text:p>1277.476471</text:p>
          </table:table-cell>
          <table:table-cell office:value-type="float" office:value="1220.2268450074589" table:style-name="ce4">
            <text:p>1220.226845</text:p>
          </table:table-cell>
          <table:table-cell table:number-columns-repeated="4" table:style-name="ce2"/>
          <table:table-cell office:value-type="float" office:value="0.4" table:style-name="ce7">
            <text:p>0.4</text:p>
          </table:table-cell>
          <table:table-cell office:value-type="float" office:value="436.98535989140498" table:style-name="ce17">
            <text:p>436.9853599</text:p>
          </table:table-cell>
          <table:table-cell office:value-type="float" office:value="433.25509677612342" table:style-name="ce4">
            <text:p>433.2550968</text:p>
          </table:table-cell>
          <table:table-cell office:value-type="float" office:value="426.70738393351098" table:style-name="ce17">
            <text:p>426.7073839</text:p>
          </table:table-cell>
          <table:table-cell office:value-type="float" office:value="427.22486246623475" table:style-name="ce4">
            <text:p>427.2248625</text:p>
          </table:table-cell>
          <table:table-cell office:value-type="float" office:value="209.70613208499799" table:style-name="ce17">
            <text:p>209.7061321</text:p>
          </table:table-cell>
          <table:table-cell office:value-type="float" office:value="209.70613208499839" table:style-name="ce4">
            <text:p>209.7061321</text:p>
          </table:table-cell>
          <table:table-cell office:value-type="float" office:value="223.99817776595199" table:style-name="ce17">
            <text:p>223.9981778</text:p>
          </table:table-cell>
          <table:table-cell office:value-type="float" office:value="224.00066541924429" table:style-name="ce4">
            <text:p>224.0006654</text:p>
          </table:table-cell>
          <table:table-cell table:number-columns-repeated="4" table:style-name="ce1"/>
          <table:table-cell office:value-type="float" office:value="0.4" table:style-name="ce7">
            <text:p>0.4</text:p>
          </table:table-cell>
          <table:table-cell office:value-type="float" office:value="1758.8515990936601" table:style-name="ce17">
            <text:p>1758.851599</text:p>
          </table:table-cell>
          <table:table-cell office:value-type="float" office:value="1560.4897713112036" table:style-name="ce4">
            <text:p>1560.489771</text:p>
          </table:table-cell>
          <table:table-cell office:value-type="float" office:value="22092.4201604353" table:style-name="ce17">
            <text:p>22092.42016</text:p>
          </table:table-cell>
          <table:table-cell office:value-type="float" office:value="22443.730395087605" table:style-name="ce4">
            <text:p>22443.7304</text:p>
          </table:table-cell>
          <table:table-cell table:style-name="ce1"/>
          <table:table-cell office:value-type="float" office:value="0.4" table:style-name="ce3">
            <text:p>0.4</text:p>
          </table:table-cell>
          <table:table-cell office:value-type="float" office:value="20235.154202032001" table:style-name="ce13">
            <text:p>20235.1542</text:p>
          </table:table-cell>
          <table:table-cell office:value-type="float" office:value="20374.024157323744" table:style-name="ce4">
            <text:p>20374.02416</text:p>
          </table:table-cell>
          <table:table-cell office:value-type="float" office:value="15534.7525840702" table:style-name="ce13">
            <text:p>15534.75258</text:p>
          </table:table-cell>
          <table:table-cell office:value-type="float" office:value="16396.651741089394" table:style-name="ce4">
            <text:p>16396.65174</text:p>
          </table:table-cell>
          <table:table-cell office:value-type="float" office:value="10665.906459855099" table:style-name="ce23">
            <text:p>10665.90646</text:p>
          </table:table-cell>
          <table:table-cell office:value-type="float" office:value="10926.634713051693" table:style-name="ce4">
            <text:p>10926.63471</text:p>
          </table:table-cell>
          <table:table-cell table:number-columns-repeated="2" table:style-name="ce1"/>
          <table:table-cell office:value-type="string" table:style-name="ce7">
            <text:p>Effective Wind Angle</text:p>
          </table:table-cell>
          <table:table-cell office:value-type="float" office:value="28.892824011648742" table:formula="of:=0.504274909202547*180/PI()" table:style-name="ce23">
            <text:p>28.89282401</text:p>
          </table:table-cell>
          <table:table-cell office:value-type="float" office:value="28.89282401164877" table:style-name="ce4">
            <text:p>28.89282401</text:p>
          </table:table-cell>
          <table:table-cell table:number-columns-repeated="16344"/>
        </table:table-row>
        <table:table-row table:style-name="ro2">
          <table:table-cell office:value-type="float" office:value="0.45" table:style-name="ce7">
            <text:p>0.45</text:p>
          </table:table-cell>
          <table:table-cell office:value-type="float" office:value="6501.70609446257" table:style-name="ce17">
            <text:p>6501.706094</text:p>
          </table:table-cell>
          <table:table-cell office:value-type="float" office:value="5316.878459354708" table:style-name="ce4">
            <text:p>5316.878459</text:p>
          </table:table-cell>
          <table:table-cell office:value-type="float" office:value="1587.82900803659" table:style-name="ce17">
            <text:p>1587.829008</text:p>
          </table:table-cell>
          <table:table-cell office:value-type="float" office:value="1516.6710500407664" table:style-name="ce4">
            <text:p>1516.67105</text:p>
          </table:table-cell>
          <table:table-cell table:number-columns-repeated="4" table:style-name="ce2"/>
          <table:table-cell office:value-type="float" office:value="0.45" table:style-name="ce7">
            <text:p>0.45</text:p>
          </table:table-cell>
          <table:table-cell office:value-type="float" office:value="650.31918310008996" table:style-name="ce17">
            <text:p>650.3191831</text:p>
          </table:table-cell>
          <table:table-cell office:value-type="float" office:value="658.29509945701761" table:style-name="ce4">
            <text:p>658.2950995</text:p>
          </table:table-cell>
          <table:table-cell office:value-type="float" office:value="529.044674158882" table:style-name="ce17">
            <text:p>529.0446742</text:p>
          </table:table-cell>
          <table:table-cell office:value-type="float" office:value="529.68783002554017" table:style-name="ce4">
            <text:p>529.68783</text:p>
          </table:table-cell>
          <table:table-cell office:value-type="float" office:value="260.12501828486199" table:style-name="ce17">
            <text:p>260.1250183</text:p>
          </table:table-cell>
          <table:table-cell office:value-type="float" office:value="260.12501828486245" table:style-name="ce4">
            <text:p>260.1250183</text:p>
          </table:table-cell>
          <table:table-cell office:value-type="float" office:value="277.37969239322501" table:style-name="ce17">
            <text:p>277.3796924</text:p>
          </table:table-cell>
          <table:table-cell office:value-type="float" office:value="277.38277298344963" table:style-name="ce4">
            <text:p>277.382773</text:p>
          </table:table-cell>
          <table:table-cell table:number-columns-repeated="4" table:style-name="ce1"/>
          <table:table-cell office:value-type="float" office:value="0.45" table:style-name="ce7">
            <text:p>0.45</text:p>
          </table:table-cell>
          <table:table-cell office:value-type="float" office:value="2408.29017345392" table:style-name="ce17">
            <text:p>2408.290173</text:p>
          </table:table-cell>
          <table:table-cell office:value-type="float" office:value="1974.9948668157429" table:style-name="ce4">
            <text:p>1974.994867</text:p>
          </table:table-cell>
          <table:table-cell office:value-type="float" office:value="27960.719265550899" table:style-name="ce17">
            <text:p>27960.71927</text:p>
          </table:table-cell>
          <table:table-cell office:value-type="float" office:value="28405.346281282757" table:style-name="ce4">
            <text:p>28405.34628</text:p>
          </table:table-cell>
          <table:table-cell table:style-name="ce1"/>
          <table:table-cell office:value-type="float" office:value="0.45" table:style-name="ce3">
            <text:p>0.45</text:p>
          </table:table-cell>
          <table:table-cell office:value-type="float" office:value="25610.117036946802" table:style-name="ce13">
            <text:p>25610.11704</text:p>
          </table:table-cell>
          <table:table-cell office:value-type="float" office:value="25785.874324112865" table:style-name="ce4">
            <text:p>25785.87432</text:p>
          </table:table-cell>
          <table:table-cell office:value-type="float" office:value="19661.171239213902" table:style-name="ce13">
            <text:p>19661.17124</text:p>
          </table:table-cell>
          <table:table-cell office:value-type="float" office:value="20752.012359816265" table:style-name="ce4">
            <text:p>20752.01236</text:p>
          </table:table-cell>
          <table:table-cell office:value-type="float" office:value="13499.0378632541" table:style-name="ce23">
            <text:p>13499.03786</text:p>
          </table:table-cell>
          <table:table-cell office:value-type="float" office:value="13829.022058706054" table:style-name="ce4">
            <text:p>13829.02206</text:p>
          </table:table-cell>
          <table:table-cell table:number-columns-repeated="2" table:style-name="ce1"/>
          <table:table-cell office:value-type="string" table:style-name="ce7">
            <text:p>Effective Wind Speed</text:p>
          </table:table-cell>
          <table:table-cell office:value-type="float" office:value="11.318512223528501" table:style-name="ce23">
            <text:p>11.31851222</text:p>
          </table:table-cell>
          <table:table-cell office:value-type="float" office:value="11.318512223528558" table:style-name="ce4">
            <text:p>11.31851222</text:p>
          </table:table-cell>
          <table:table-cell table:number-columns-repeated="16344"/>
        </table:table-row>
        <table:table-row table:style-name="ro2">
          <table:table-cell office:value-type="float" office:value="0.5" table:style-name="ce7">
            <text:p>0.5</text:p>
          </table:table-cell>
          <table:table-cell office:value-type="float" office:value="10422.2269290734" table:style-name="ce17">
            <text:p>10422.22693</text:p>
          </table:table-cell>
          <table:table-cell office:value-type="float" office:value="8440.2091545051153" table:style-name="ce4">
            <text:p>8440.209155</text:p>
          </table:table-cell>
          <table:table-cell office:value-type="float" office:value="1929.0902700981501" table:style-name="ce17">
            <text:p>1929.09027</text:p>
          </table:table-cell>
          <table:table-cell office:value-type="float" office:value="1842.6388173818823" table:style-name="ce4">
            <text:p>1842.638817</text:p>
          </table:table-cell>
          <table:table-cell table:number-columns-repeated="4" table:style-name="ce2"/>
          <table:table-cell office:value-type="float" office:value="0.5" table:style-name="ce7">
            <text:p>0.5</text:p>
          </table:table-cell>
          <table:table-cell office:value-type="float" office:value="1444.2260917947301" table:style-name="ce17">
            <text:p>1444.226092</text:p>
          </table:table-cell>
          <table:table-cell office:value-type="float" office:value="1411.6814788111817" table:style-name="ce4">
            <text:p>1411.681479</text:p>
          </table:table-cell>
          <table:table-cell office:value-type="float" office:value="641.33501379504696" table:style-name="ce17">
            <text:p>641.3350138</text:p>
          </table:table-cell>
          <table:table-cell office:value-type="float" office:value="642.11635041403235" table:style-name="ce4">
            <text:p>642.1163504</text:p>
          </table:table-cell>
          <table:table-cell office:value-type="float" office:value="315.46992325136301" table:style-name="ce17">
            <text:p>315.4699233</text:p>
          </table:table-cell>
          <table:table-cell office:value-type="float" office:value="315.46992325136375" table:style-name="ce4">
            <text:p>315.4699233</text:p>
          </table:table-cell>
          <table:table-cell office:value-type="float" office:value="335.89287004504598" table:style-name="ce17">
            <text:p>335.89287</text:p>
          </table:table-cell>
          <table:table-cell office:value-type="float" office:value="335.89660058967672" table:style-name="ce4">
            <text:p>335.8966006</text:p>
          </table:table-cell>
          <table:table-cell table:number-columns-repeated="4" table:style-name="ce1"/>
          <table:table-cell office:value-type="float" office:value="0.5" table:style-name="ce7">
            <text:p>0.5</text:p>
          </table:table-cell>
          <table:table-cell office:value-type="float" office:value="3226.99451324539" table:style-name="ce17">
            <text:p>3226.994513</text:p>
          </table:table-cell>
          <table:table-cell office:value-type="float" office:value="2438.2652676737562" table:style-name="ce4">
            <text:p>2438.265268</text:p>
          </table:table-cell>
          <table:table-cell office:value-type="float" office:value="34519.406500680103" table:style-name="ce17">
            <text:p>34519.4065</text:p>
          </table:table-cell>
          <table:table-cell office:value-type="float" office:value="35068.328742324382" table:style-name="ce4">
            <text:p>35068.32874</text:p>
          </table:table-cell>
          <table:table-cell table:style-name="ce1"/>
          <table:table-cell office:value-type="float" office:value="0.5" table:style-name="ce3">
            <text:p>0.5</text:p>
          </table:table-cell>
          <table:table-cell office:value-type="float" office:value="31617.428440675099" table:style-name="ce13">
            <text:p>31617.42844</text:p>
          </table:table-cell>
          <table:table-cell office:value-type="float" office:value="31834.41274581835" table:style-name="ce4">
            <text:p>31834.41275</text:p>
          </table:table-cell>
          <table:table-cell office:value-type="float" office:value="24273.0509126098" table:style-name="ce13">
            <text:p>24273.05091</text:p>
          </table:table-cell>
          <table:table-cell office:value-type="float" office:value="25619.768345452176" table:style-name="ce4">
            <text:p>25619.76835</text:p>
          </table:table-cell>
          <table:table-cell office:value-type="float" office:value="16665.478843523601" table:style-name="ce23">
            <text:p>16665.47884</text:p>
          </table:table-cell>
          <table:table-cell office:value-type="float" office:value="17072.866739143268" table:style-name="ce4">
            <text:p>17072.86674</text:p>
          </table:table-cell>
          <table:table-cell table:number-columns-repeated="2" table:style-name="ce1"/>
          <table:table-cell office:value-type="string" table:style-name="ce7">
            <text:p>Drive Force</text:p>
          </table:table-cell>
          <table:table-cell office:value-type="float" office:value="4095.8557986779201" table:style-name="ce23">
            <text:p>4095.855799</text:p>
          </table:table-cell>
          <table:table-cell office:value-type="float" office:value="3914.8296350676733" table:style-name="ce4">
            <text:p>3914.829635</text:p>
          </table:table-cell>
          <table:table-cell table:number-columns-repeated="16344"/>
        </table:table-row>
        <table:table-row table:style-name="ro2">
          <table:table-cell office:value-type="float" office:value="0.55000000000000004" table:style-name="ce7">
            <text:p>0.55</text:p>
          </table:table-cell>
          <table:table-cell office:value-type="float" office:value="12896.8693270351" table:style-name="ce17">
            <text:p>12896.86933</text:p>
          </table:table-cell>
          <table:table-cell office:value-type="float" office:value="10564.173949539061" table:style-name="ce4">
            <text:p>10564.17395</text:p>
          </table:table-cell>
          <table:table-cell office:value-type="float" office:value="2300.82735056192" table:style-name="ce17">
            <text:p>2300.827351</text:p>
          </table:table-cell>
          <table:table-cell office:value-type="float" office:value="2197.7166408203398" table:style-name="ce4">
            <text:p>2197.716641</text:p>
          </table:table-cell>
          <table:table-cell table:number-columns-repeated="4" table:style-name="ce2"/>
          <table:table-cell office:value-type="float" office:value="0.55000000000000004" table:style-name="ce7">
            <text:p>0.55</text:p>
          </table:table-cell>
          <table:table-cell office:value-type="float" office:value="1713.43495985139" table:style-name="ce17">
            <text:p>1713.43496</text:p>
          </table:table-cell>
          <table:table-cell office:value-type="float" office:value="1673.3469397659753" table:style-name="ce4">
            <text:p>1673.34694</text:p>
          </table:table-cell>
          <table:table-cell office:value-type="float" office:value="763.42324966444096" table:style-name="ce17">
            <text:p>763.4232497</text:p>
          </table:table-cell>
          <table:table-cell office:value-type="float" office:value="764.35509367111365" table:style-name="ce4">
            <text:p>764.3550937</text:p>
          </table:table-cell>
          <table:table-cell office:value-type="float" office:value="375.665518817698" table:style-name="ce17">
            <text:p>375.6655188</text:p>
          </table:table-cell>
          <table:table-cell office:value-type="float" office:value="375.66551881769874" table:style-name="ce4">
            <text:p>375.6655188</text:p>
          </table:table-cell>
          <table:table-cell office:value-type="float" office:value="399.45391402214199" table:style-name="ce17">
            <text:p>399.453914</text:p>
          </table:table-cell>
          <table:table-cell office:value-type="float" office:value="399.4583506086816" table:style-name="ce4">
            <text:p>399.4583506</text:p>
          </table:table-cell>
          <table:table-cell table:number-columns-repeated="4" table:style-name="ce1"/>
          <table:table-cell office:value-type="float" office:value="0.55000000000000004" table:style-name="ce7">
            <text:p>0.55</text:p>
          </table:table-cell>
          <table:table-cell office:value-type="float" office:value="4252.8247814935303" table:style-name="ce17">
            <text:p>4252.824781</text:p>
          </table:table-cell>
          <table:table-cell office:value-type="float" office:value="2950.3009738852443" table:style-name="ce4">
            <text:p>2950.300974</text:p>
          </table:table-cell>
          <table:table-cell office:value-type="float" office:value="41768.481865822898" table:style-name="ce17">
            <text:p>41768.48187</text:p>
          </table:table-cell>
          <table:table-cell office:value-type="float" office:value="42432.677778212499" table:style-name="ce4">
            <text:p>42432.67778</text:p>
          </table:table-cell>
          <table:table-cell table:style-name="ce1"/>
          <table:table-cell office:value-type="float" office:value="0.55000000000000004" table:style-name="ce3">
            <text:p>0.55</text:p>
          </table:table-cell>
          <table:table-cell office:value-type="float" office:value="38257.088413216901" table:style-name="ce13">
            <text:p>38257.08841</text:p>
          </table:table-cell>
          <table:table-cell office:value-type="float" office:value="38519.639422440203" table:style-name="ce4">
            <text:p>38519.63942</text:p>
          </table:table-cell>
          <table:table-cell office:value-type="float" office:value="29370.3916042579" table:style-name="ce13">
            <text:p>29370.3916</text:p>
          </table:table-cell>
          <table:table-cell office:value-type="float" office:value="30999.919697997142" table:style-name="ce4">
            <text:p>30999.9197</text:p>
          </table:table-cell>
          <table:table-cell office:value-type="float" office:value="20165.2294006636" table:style-name="ce23">
            <text:p>20165.2294</text:p>
          </table:table-cell>
          <table:table-cell office:value-type="float" office:value="20658.16875436336" table:style-name="ce4">
            <text:p>20658.16875</text:p>
          </table:table-cell>
          <table:table-cell table:number-columns-repeated="2" table:style-name="ce1"/>
          <table:table-cell office:value-type="string" table:style-name="ce7">
            <text:p>Side Force</text:p>
          </table:table-cell>
          <table:table-cell office:value-type="float" office:value="10500.488840030799" table:style-name="ce23">
            <text:p>10500.48884</text:p>
          </table:table-cell>
          <table:table-cell office:value-type="float" office:value="11093.070155121432" table:style-name="ce4">
            <text:p>11093.07016</text:p>
          </table:table-cell>
          <table:table-cell table:number-columns-repeated="16344"/>
        </table:table-row>
        <table:table-row table:style-name="ro1">
          <table:table-cell office:value-type="float" office:value="0.6" table:style-name="ce8">
            <text:p>0.6</text:p>
          </table:table-cell>
          <table:table-cell office:value-type="float" office:value="14679.466542042899" table:style-name="ce18">
            <text:p>14679.46654</text:p>
          </table:table-cell>
          <table:table-cell office:value-type="float" office:value="12087.036539635754" table:style-name="ce6">
            <text:p>12087.03654</text:p>
          </table:table-cell>
          <table:table-cell office:value-type="float" office:value="2702.6565057647399" table:style-name="ce18">
            <text:p>2702.656506</text:p>
          </table:table-cell>
          <table:table-cell office:value-type="float" office:value="2581.5379740204739" table:style-name="ce6">
            <text:p>2581.537974</text:p>
          </table:table-cell>
          <table:table-cell table:number-columns-repeated="4" table:style-name="ce2"/>
          <table:table-cell office:value-type="float" office:value="0.6" table:style-name="ce8">
            <text:p>0.6</text:p>
          </table:table-cell>
          <table:table-cell office:value-type="float" office:value="1818.8524414717599" table:style-name="ce18">
            <text:p>1818.852441</text:p>
          </table:table-cell>
          <table:table-cell office:value-type="float" office:value="1788.8802973016191" table:style-name="ce6">
            <text:p>1788.880297</text:p>
          </table:table-cell>
          <table:table-cell office:value-type="float" office:value="895.17214921845505" table:style-name="ce18">
            <text:p>895.1721492</text:p>
          </table:table-cell>
          <table:table-cell office:value-type="float" office:value="896.2666705411026" table:style-name="ce6">
            <text:p>896.2666705</text:p>
          </table:table-cell>
          <table:table-cell office:value-type="float" office:value="440.64515026209301" table:style-name="ce18">
            <text:p>440.6451503</text:p>
          </table:table-cell>
          <table:table-cell office:value-type="float" office:value="440.64515026209318" table:style-name="ce6">
            <text:p>440.6451503</text:p>
          </table:table-cell>
          <table:table-cell office:value-type="float" office:value="467.98878139344203" table:style-name="ce18">
            <text:p>467.9887814</text:p>
          </table:table-cell>
          <table:table-cell office:value-type="float" office:value="467.99397928764898" table:style-name="ce6">
            <text:p>467.9939793</text:p>
          </table:table-cell>
          <table:table-cell table:number-columns-repeated="4" table:style-name="ce1"/>
          <table:table-cell office:value-type="float" office:value="0.6" table:style-name="ce8">
            <text:p>0.6</text:p>
          </table:table-cell>
          <table:table-cell office:value-type="float" office:value="5533.5466731720499" table:style-name="ce18">
            <text:p>5533.546673</text:p>
          </table:table-cell>
          <table:table-cell office:value-type="float" office:value="3511.1019854502074" table:style-name="ce6">
            <text:p>3511.101985</text:p>
          </table:table-cell>
          <table:table-cell office:value-type="float" office:value="49707.9453609794" table:style-name="ce18">
            <text:p>49707.94536</text:p>
          </table:table-cell>
          <table:table-cell office:value-type="float" office:value="50498.393388947094" table:style-name="ce6">
            <text:p>50498.39339</text:p>
          </table:table-cell>
          <table:table-cell table:style-name="ce1"/>
          <table:table-cell office:value-type="float" office:value="0.6" table:style-name="ce5">
            <text:p>0.6</text:p>
          </table:table-cell>
          <table:table-cell office:value-type="float" office:value="45529.096954572102" table:style-name="ce14">
            <text:p>45529.09695</text:p>
          </table:table-cell>
          <table:table-cell office:value-type="float" office:value="45841.554353978419" table:style-name="ce6">
            <text:p>45841.55435</text:p>
          </table:table-cell>
          <table:table-cell office:value-type="float" office:value="34953.193314158103" table:style-name="ce14">
            <text:p>34953.19331</text:p>
          </table:table-cell>
          <table:table-cell office:value-type="float" office:value="36892.466417451134" table:style-name="ce6">
            <text:p>36892.46642</text:p>
          </table:table-cell>
          <table:table-cell office:value-type="float" office:value="23998.289534674001" table:style-name="ce24">
            <text:p>23998.28953</text:p>
          </table:table-cell>
          <table:table-cell office:value-type="float" office:value="24584.928104366307" table:style-name="ce6">
            <text:p>24584.9281</text:p>
          </table:table-cell>
          <table:table-cell table:number-columns-repeated="2" table:style-name="ce1"/>
          <table:table-cell office:value-type="string" table:style-name="ce8">
            <text:p>Heeling Moment</text:p>
          </table:table-cell>
          <table:table-cell office:value-type="float" office:value="153.010451114662" table:style-name="ce24">
            <text:p>153.0104511</text:p>
          </table:table-cell>
          <table:table-cell office:value-type="float" office:value="126.48095227040918" table:style-name="ce6">
            <text:p>126.4809523</text:p>
          </table:table-cell>
          <table:table-cell table:number-columns-repeated="16344"/>
        </table:table-row>
        <table:table-row table:number-rows-repeated="3" table:style-name="ro2">
          <table:table-cell table:number-columns-repeated="9" table:style-name="ce2"/>
          <table:table-cell table:number-columns-repeated="16375" table:style-name="ce1"/>
        </table:table-row>
        <table:table-row table:number-rows-repeated="6" table:style-name="ro2">
          <table:table-cell table:number-columns-repeated="9" table:style-name="ce2"/>
          <table:table-cell table:number-columns-repeated="16375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nton</meta:initial-creator>
    <dc:creator>anton</dc:creator>
    <meta:creation-date>2020-05-27T11:18:39Z</meta:creation-date>
    <dc:date>2020-05-27T14:49:28Z</dc:date>
  </office:meta>
</office:document-meta>
</file>